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árrafo_20_de_20_lista" style:list-style-name="WW8Num1">
      <style:paragraph-properties fo:margin-left="1.251cm" fo:margin-right="0cm" fo:margin-top="0cm" fo:margin-bottom="0.423cm" style:contextual-spacing="true" fo:line-height="150%" fo:text-align="justify" style:justify-single-word="false" fo:text-indent="-1.251cm" style:auto-text-indent="false"/>
    </style:style>
    <style:style style:name="P2" style:family="paragraph" style:parent-style-name="Párrafo_20_de_20_lista" style:list-style-name="WW8Num1">
      <style:paragraph-properties fo:margin-left="1.251cm" fo:margin-right="0cm" fo:margin-top="0cm" fo:margin-bottom="0.423cm" style:contextual-spacing="true" fo:line-height="150%" fo:text-align="justify" style:justify-single-word="false" fo:text-indent="-1.251cm" style:auto-text-indent="false">
        <style:tab-stops>
          <style:tab-stop style:position="1.251cm"/>
        </style:tab-stops>
      </style:paragraph-properties>
    </style:style>
    <style:style style:name="P3" style:family="paragraph" style:parent-style-name="Párrafo_20_de_20_lista">
      <style:text-properties fo:color="#2a6099" loext:opacity="100%"/>
    </style:style>
    <style:style style:name="P4" style:family="paragraph" style:parent-style-name="Standard" style:list-style-name="WW8Num1">
      <style:paragraph-properties fo:margin-left="1.251cm" fo:margin-right="0cm" fo:margin-top="0cm" fo:margin-bottom="0.423cm" style:contextual-spacing="false" fo:line-height="150%" fo:text-align="justify" style:justify-single-word="false" fo:text-indent="-1.251cm" style:auto-text-indent="false"/>
    </style:style>
    <style:style style:name="P5" style:family="paragraph" style:parent-style-name="Standard" style:list-style-name="WW8Num1">
      <style:paragraph-properties fo:margin-left="0cm" fo:margin-right="0cm" fo:margin-top="0cm" fo:margin-bottom="0.423cm" style:contextual-spacing="false" fo:line-height="150%" fo:text-align="justify" style:justify-single-word="false" fo:text-indent="0cm" style:auto-text-indent="false"/>
    </style:style>
    <style:style style:name="P6" style:family="paragraph" style:parent-style-name="Standard" style:list-style-name="WW8Num1">
      <style:paragraph-properties fo:margin-left="1.251cm" fo:margin-right="0cm" fo:margin-top="0cm" fo:margin-bottom="0.423cm" style:contextual-spacing="false" fo:line-height="150%" fo:text-align="justify" style:justify-single-word="false" fo:text-indent="-1.251cm" style:auto-text-indent="false">
        <style:tab-stops>
          <style:tab-stop style:position="1.251cm"/>
        </style:tab-stops>
      </style:paragraph-properties>
    </style:style>
    <style:style style:name="P7" style:family="paragraph" style:parent-style-name="Standard">
      <style:text-properties fo:color="#2a6099" loext:opacity="100%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color="#2a6099" loext:opacity="100%"/>
    </style:style>
    <style:style style:name="T4" style:family="text">
      <style:text-properties style:use-window-font-color="true" loext:opacity="0%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gr1" style:family="graphic">
      <style:graphic-properties draw:stroke="solid" svg:stroke-width="0.044cm" svg:stroke-color="#0000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26681921" text:style-name="WW8Num1">
        <text:list-item>
          <text:p text:style-name="P4"><text:span text:style-name="T1">Nombre y edad de los empleados que hayan vendido menos del 90% de su cuota </text:span><text:span text:style-name="T2">(2 filas)</text:span></text:p>
        </text:list-item>
      </text:list>
      <text:p text:style-name="P7"><text:tab/>SELECT NOMBRE, EDAD</text:p>
      <text:p text:style-name="P7"><text:tab/>FROM repventas</text:p>
      <text:p text:style-name="P7"><text:tab/>WHERE VENTAS &lt; (90*CUOTA/100);</text:p>
      <text:p text:style-name="P7"/>
      <text:list xml:id="list131045221546676" text:continue-numbering="true" text:style-name="WW8Num1">
        <text:list-item>
          <text:p text:style-name="P4"><text:span text:style-name="T1">Listar descripción, precio, existencias, cant e importe para los pedidos cuya cantidad sea menor del 50% de las existencias de que se dispone o su precio sea menor de 100 </text:span><text:span text:style-name="T2">(27 filas)</text:span></text:p>
        </text:list-item>
      </text:list>
      <text:p text:style-name="Standard"><text:tab/><text:span text:style-name="T3">SELECT DESCRIPCION, PRECIO, EXISTENCIAS, cant, importe</text:span></text:p>
      <text:p text:style-name="P7"><text:tab/>FROM productos, pedidos</text:p>
      <text:p text:style-name="P7"><text:tab/>WHERE productos.ID_PRODUCTO=pedidos.PRODUCTO AND <text:tab/>(cant&lt;(50*EXISTENCIAS/100) OR PRECIO&lt;100);</text:p>
      <text:p text:style-name="Standard"/>
      <text:list xml:id="list131044347946383" text:continue-numbering="true" text:style-name="WW8Num1">
        <text:list-item>
          <text:p text:style-name="P1"><text:span text:style-name="T1">Número de empleados que trabajan en la región oeste. </text:span><text:span text:style-name="T2">(una fila con valor 3)</text:span></text:p>
        </text:list-item>
      </text:list>
      <text:p text:style-name="P3">SELECT COUNT(*)</text:p>
      <text:p text:style-name="P3">FROM repventas, oficinas</text:p>
      <text:p text:style-name="P3">WHERE repventas.OFICINA_REP=oficinas.OFICINA AND region LIKE 'oeste';</text:p>
      <text:p text:style-name="Párrafo_20_de_20_lista"/>
      <text:list xml:id="list131043891311632" text:continue-numbering="true" text:style-name="WW8Num1">
        <text:list-item>
          <text:p text:style-name="P4"><text:span text:style-name="T1">Numero de productos que hacen las fabricas cuyo identificador no es <text:s/>ACI, REI o BIC </text:span><text:span text:style-name="T2">(1 fila con valor 11)</text:span></text:p>
        </text:list-item>
      </text:list>
      <text:p text:style-name="Standard"><text:tab/><text:span text:style-name="T3">SELECT COUNT(*)</text:span></text:p>
      <text:p text:style-name="P7"><text:tab/>FROM productos</text:p>
      <text:p text:style-name="P7"><text:tab/>WHERE ID_FAB NOT IN ('aci','rei','bic');</text:p>
      <text:p text:style-name="Standard"/>
      <text:list xml:id="list131044795459157" text:continue-numbering="true" text:style-name="WW8Num1">
        <text:list-item>
          <text:p text:style-name="P5"><text:span text:style-name="T1">Fecha del pedido más antiguo. </text:span><text:span text:style-name="T2">(1989-01-04)</text:span></text:p>
        </text:list-item>
      </text:list>
      <text:p text:style-name="P7"><text:tab/>SELECT MIN(FECHA_PEDIDO)</text:p>
      <text:p text:style-name="P7"><text:tab/>FROM pedidos;</text:p>
      <text:p text:style-name="Standard"/>
      <text:list xml:id="list131044781563850" text:continue-numbering="true" text:style-name="WW8Num1">
        <text:list-item>
          <text:p text:style-name="P2"><text:span text:style-name="T1">Ventas totales de todos los empleados que no trabajan en Atlanta ni denver . </text:span><text:span text:style-name="T2">( una fila con valor 2263594)</text:span></text:p>
        </text:list-item>
      </text:list>
      <text:p text:style-name="P3">SELECT SUM(repventas.VENTAS)</text:p>
      <text:p text:style-name="P3">FROM repventas, oficinas</text:p>
      <text:p text:style-name="P3">WHERE repventas.OFICINA_REP=oficinas.OFICINA AND ciudad NOT IN ('atlanta','denver');</text:p>
      <text:p text:style-name="Párrafo_20_de_20_lista"/>
      <text:p text:style-name="Párrafo_20_de_20_lista"/>
      <text:list xml:id="list131043627593416" text:continue-numbering="true" text:style-name="WW8Num1">
        <text:list-item>
          <text:p text:style-name="P6"><text:soft-page-break/><text:span text:style-name="T1">Para cada oficina, mostrar la ciudad, la región y un campo calculado al que llamaremos margen que sea igual a un 10% de las ventas. </text:span><text:span text:style-name="T2">(5 filas)</text:span></text:p>
        </text:list-item>
      </text:list>
      <text:p text:style-name="P7"><text:tab/>SELECT CIUDAD, REGION, (10*VENTAS/100) AS MARGEN</text:p>
      <text:p text:style-name="P7"><text:tab/>FROM oficinas;</text:p>
      <text:p text:style-name="P7"/>
      <text:list xml:id="list131044950258311" text:continue-numbering="true" text:style-name="WW8Num1">
        <text:list-item>
          <text:p text:style-name="P4"><text:span text:style-name="T1">Listar numero de oficinas con empleados mayores de 40 años </text:span><text:span text:style-name="T2">(una fila con valor 4)</text:span></text:p>
        </text:list-item>
      </text:list>
      <text:p text:style-name="P7"><text:tab/>SELECT COUNT(DISTINCT OFICINA)</text:p>
      <text:p text:style-name="P7"><text:tab/>FROM oficinas, repventas</text:p>
      <text:p text:style-name="P7"><text:tab/>WHERE oficinas.OFICINA=repventas.OFICINA_REP AND edad&gt;40;</text:p>
      <text:p text:style-name="P7"/>
      <text:list xml:id="list131043695083489" text:continue-numbering="true" text:style-name="WW8Num1">
        <text:list-item>
          <text:p text:style-name="P5"><text:span text:style-name="T1">Todos los datos de los vendedores que no tengan oficina asignada </text:span><text:span text:style-name="T2">(1fila)</text:span></text:p>
        </text:list-item>
      </text:list>
      <text:p text:style-name="P7"><text:tab/>SELECT *</text:p>
      <text:p text:style-name="P7"><text:tab/>FROM repventas</text:p>
      <text:p text:style-name="P7"><text:tab/>WHERE OFICINA_REP IS null;</text:p>
      <text:p text:style-name="Standard"/>
      <text:list xml:id="list131043983956592" text:continue-numbering="true" text:style-name="WW8Num1">
        <text:list-item>
          <text:p text:style-name="P5"><text:span text:style-name="T1">Mostrar el número de empleados que tienen director asignado </text:span><text:span text:style-name="T2">(una fila</text:span><text:span text:style-name="T1"> </text:span><text:span text:style-name="T2">con valor 9)</text:span></text:p>
        </text:list-item>
      </text:list>
      <text:p text:style-name="P7"><text:tab/>SELECT COUNT(NUM_EMPL)</text:p>
      <text:p text:style-name="P7"><text:tab/>FROM repventas</text:p>
      <text:p text:style-name="P7"><text:tab/>WHERE DIRECTOR IS NOT null;</text:p>
      <text:p text:style-name="Standard"/>
      <text:list xml:id="list131044155458583" text:continue-numbering="true" text:style-name="WW8Num1">
        <text:list-item>
          <text:p text:style-name="P5"><text:span text:style-name="T1">Hallar el número de pedidos realizados en 1990 </text:span><text:span text:style-name="T2">(una fila con valor 21)</text:span></text:p>
        </text:list-item>
      </text:list>
      <text:p text:style-name="Standard"><text:tab/><text:span text:style-name="T3">SELECT COUNT(NUM_PEDIDO)</text:span></text:p>
      <text:p text:style-name="P7"><text:tab/>FROM pedidos</text:p>
      <text:p text:style-name="P7"><text:tab/>WHERE FECHA_PEDIDO LIKE '1990%';</text:p>
      <text:p text:style-name="Standard"/>
      <text:list xml:id="list131044263910326" text:continue-numbering="true" text:style-name="WW8Num1">
        <text:list-item>
          <text:p text:style-name="P5"><text:span text:style-name="T1">Hallar el número de empleados que no han sido contratados en 1986 </text:span><text:span text:style-name="T2">(una fila con valor 8)</text:span></text:p>
        </text:list-item>
      </text:list>
      <text:p text:style-name="P7"><text:tab/>SELECT COUNT(NUM_EMPL)</text:p>
      <text:p text:style-name="P7"><text:tab/>FROM repventas</text:p>
      <text:p text:style-name="P7"><text:tab/>WHERE CONTRATO NOT LIKE '1986%';</text:p>
      <text:p text:style-name="Standard"/>
      <text:list xml:id="list131044837044619" text:continue-numbering="true" text:style-name="WW8Num1">
        <text:list-item>
          <text:p text:style-name="P5"><text:span text:style-name="T1">Numero de pedidos realizados por la empresa Ace international</text:span><text:span text:style-name="T2"> (una fila con valor 2)</text:span></text:p>
        </text:list-item>
      </text:list>
      <text:p text:style-name="P7"><text:tab/>SELECT COUNT(NUM_PEDIDO)</text:p>
      <text:p text:style-name="P7"><text:tab/>FROM pedidos, clientes</text:p>
      <text:p text:style-name="P7"><text:soft-page-break/><text:tab/>WHERE clientes.NUM_CLIE=pedidos.CLIE AND empresa LIKE 'ace <text:s/><text:tab/>international';</text:p>
      <text:p text:style-name="P7"/>
      <text:list xml:id="list131043468640629" text:continue-numbering="true" text:style-name="WW8Num1">
        <text:list-item>
          <text:p text:style-name="P5"><text:span text:style-name="T1">Numero de productos incluidos en pedidos de la empresa zetacorm</text:span><text:span text:style-name="T2"> (una fila con valor 2)</text:span></text:p>
        </text:list-item>
      </text:list>
      <text:p text:style-name="P7"><text:tab/>SELECT COUNT(PRODUCTO) as 'Nº PRODUCTOS PEDIDOS'</text:p>
      <text:p text:style-name="P7"><text:tab/>FROM pedidos, clientes</text:p>
      <text:p text:style-name="P7"><text:tab/>WHERE clientes.NUM_CLIE=pedidos.CLIE AND empresa LIKE 'zetacorm'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use-window-font-color="true" loext:opacity="0%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Mgr1" style:family="graphic">
      <style:graphic-properties draw:stroke="solid" svg:stroke-width="0.044cm" svg:stroke-color="#0000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header>
        <text:p text:style-name="Header"><draw:connector text:anchor-type="char" draw:z-index="2" draw:style-name="Mgr1" draw:text-style-name="MP1" draw:type="line" svg:x1="-0.032cm" svg:y1="0.649cm" svg:x2="-0.032cm" svg:y2="0.649cm" svg:d="M-32 649z" svg:viewBox="0 0 2 2"><text:p/></draw:connector>Rodrigo Mart<text:span text:style-name="MT1">ínez Delgado</text:span><text:tab/><text:tab/>Consultas Empres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owin</meta:initial-creator>
    <meta:creation-date>2024-01-15T09:42:00</meta:creation-date>
    <dc:date>2024-01-17T13:10:42.436828072</dc:date>
    <meta:print-date>2013-01-16T11:19:00</meta:print-date>
    <meta:editing-cycles>31</meta:editing-cycles>
    <meta:editing-duration>P2DT32M58S</meta:editing-duration>
    <meta:document-statistic meta:table-count="0" meta:image-count="0" meta:object-count="0" meta:page-count="3" meta:paragraph-count="55" meta:word-count="394" meta:character-count="2666" meta:non-whitespace-character-count="2302"/>
    <meta:generator>LibreOffice/7.3.7.2$Linux_X86_64 LibreOffice_project/30$Build-2</meta:generator>
  </office:meta>
</office:document-meta>
</file>